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572cm" style:rel-column-width="13770*"/>
    </style:style>
    <style:style style:name="Tabla5.B" style:family="table-column">
      <style:table-column-properties style:column-width="13.427cm" style:rel-column-width="51765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8"/>
    <style:style style:name="P5" style:family="paragraph" style:parent-style-name="Table_20_Contents" style:list-style-name="L9"/>
    <style:style style:name="P6" style:family="paragraph" style:parent-style-name="Table_20_Contents" style:list-style-name="L13"/>
    <style:style style:name="P7" style:family="paragraph" style:parent-style-name="Table_20_Contents" style:list-style-name="L14"/>
    <style:style style:name="P8" style:family="paragraph" style:parent-style-name="Table_20_Contents" style:list-style-name="L1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ext_20_body">Pedido = getSiguientePedidoCocinaEnCola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ext_20_body">Obtener el siguiente pedido que lleve más tiempo en cola de cocina, es decir, con la fecha más lejana (el más antiguo), que tenga algún ElementoColaCocina en estado “En cola”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Caso de uso “Cambia Estado Plato”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39126120" text:style-name="L1">
              <text:list-item>
                <text:p text:style-name="P3">Si no hay ningún pedido con algún ElementoColaCocina en estado “En cola”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p text:style-name="Table_20_Contents">Un pedido con algún ElementoColaCocina en estado “En cola”, con la fecha más antigua posible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ext_20_body">Pedido = getSiguientePedidoCocinaPreparandose(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P2">Obtener el siguiente pedido que lleve más tiempo en cola de cocina, es decir, con la fecha más lejana (el más antiguo), que tenga algún ElementoColaCocina en estado “Preparandose” y ninguno “En cola”.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Caso de uso “Cambia Estado Plato”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list xml:id="list40301774" text:continue-numbering="true" text:style-name="L1">
              <text:list-item>
                <text:p text:style-name="P3">Si no hay ningún pedido con algún ElementoColaCocina en estado “Preparandose” y ninguno “En cola”.</text:p>
              </text:list-item>
            </text:list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p text:style-name="Table_20_Contents">Un pedido con algún ElementoColaCocina en estado “Preparandose” y ninguno “En cola”, con la fecha más antigua posible.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:</text:p>
          </table:table-cell>
          <table:table-cell table:style-name="Tabla2.B1" office:value-type="string">
            <text:p text:style-name="Text_20_body">Bool = seleccionaPlato(Pedido pedido, ElementoColaCocina plato)</text:p>
          </table:table-cell>
        </table:table-row>
        <table:table-row>
          <table:table-cell table:style-name="Tabla2.A2" office:value-type="string">
            <text:p text:style-name="P1">Responsabilidad:</text:p>
          </table:table-cell>
          <table:table-cell table:style-name="Tabla2.B2" office:value-type="string">
            <text:p text:style-name="Text_20_body">Seleccionar un plato del pedido “pedido” y cambiar el estado del plato. Si estaba “En cola” lo cambia a “Preparandose” y el del pedido a “Bloqueado”. Si estaba “Preparandose” se cambiará a “Preparado”.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Table_20_Contents">Sistema</text:p>
          </table:table-cell>
        </table:table-row>
        <text:soft-page-break/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Table_20_Contents">Caso de uso “Cambia Estado Plato”</text:p>
          </table:table-cell>
        </table:table-row>
        <table:table-row>
          <table:table-cell table:style-name="Tabla2.A2" office:value-type="string">
            <text:p text:style-name="P1">Nota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Excepción:</text:p>
          </table:table-cell>
          <table:table-cell table:style-name="Tabla2.B2" office:value-type="string">
            <text:list xml:id="list40329965" text:continue-numbering="true" text:style-name="L1">
              <text:list-item>
                <text:p text:style-name="P3">Si alguno de los parámetros recibidos es incoherente (pedido nulo, plato nulo, etc).</text:p>
              </text:list-item>
              <text:list-item>
                <text:p text:style-name="P3">Si el plato no pertenece al pedido.</text:p>
              </text:list-item>
            </text:list>
          </table:table-cell>
        </table:table-row>
        <table:table-row>
          <table:table-cell table:style-name="Tabla2.A2" office:value-type="string">
            <text:p text:style-name="P1">Precondición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ostcondición:</text:p>
          </table:table-cell>
          <table:table-cell table:style-name="Tabla2.B2" office:value-type="string">
            <text:list xml:id="list39138179" text:style-name="L13">
              <text:list-item>
                <text:p text:style-name="P6">Se modificó un pedido.</text:p>
              </text:list-item>
              <text:list-item>
                <text:p text:style-name="P6">Se modificó el estado de un plato al valor “Preparandose” o “Preparado”.</text:p>
              </text:list-item>
            </text:list>
          </table:table-cell>
        </table:table-row>
        <table:table-row>
          <table:table-cell table:style-name="Tabla2.A9" office:value-type="string">
            <text:p text:style-name="P1">Salida:</text:p>
          </table:table-cell>
          <table:table-cell table:style-name="Tabla2.B9" office:value-type="string">
            <text:p text:style-name="Table_20_Contents">Booleano con valor “Verdadero” si ha cambiado el estado del plato, “Falso” en caso contrari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:</text:p>
          </table:table-cell>
          <table:table-cell table:style-name="Tabla4.B1" office:value-type="string">
            <text:p text:style-name="Text_20_body">Pedido = getSiguientePedidoBar()</text:p>
          </table:table-cell>
        </table:table-row>
        <table:table-row>
          <table:table-cell table:style-name="Tabla4.A2" office:value-type="string">
            <text:p text:style-name="P1">Responsabilidad:</text:p>
          </table:table-cell>
          <table:table-cell table:style-name="Tabla4.B2" office:value-type="string">
            <text:p text:style-name="Text_20_body">Obtener el siguiente pedido que lleve más tiempo en cola de bar, es decir, con la fecha más lejana (el más antiguo), que tenga algún ElementoColaBar en estado “En cola”.</text:p>
          </table:table-cell>
        </table:table-row>
        <table:table-row>
          <table:table-cell table:style-name="Tabla4.A2" office:value-type="string">
            <text:p text:style-name="P1">Tipo:</text:p>
          </table:table-cell>
          <table:table-cell table:style-name="Tabla4.B2" office:value-type="string">
            <text:p text:style-name="Table_20_Contents">Sistema</text:p>
          </table:table-cell>
        </table:table-row>
        <table:table-row>
          <table:table-cell table:style-name="Tabla4.A2" office:value-type="string">
            <text:p text:style-name="P1">Referencias:</text:p>
          </table:table-cell>
          <table:table-cell table:style-name="Tabla4.B2" office:value-type="string">
            <text:p text:style-name="Table_20_Contents">Caso de uso “Cambia Estado Bebida”</text:p>
          </table:table-cell>
        </table:table-row>
        <table:table-row>
          <table:table-cell table:style-name="Tabla4.A2" office:value-type="string">
            <text:p text:style-name="P1">Nota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Excepción:</text:p>
          </table:table-cell>
          <table:table-cell table:style-name="Tabla4.B2" office:value-type="string">
            <text:list xml:id="list40318613" text:continue-list="list40329965" text:style-name="L1">
              <text:list-item>
                <text:p text:style-name="P3">Un pedido con algún ElementoColaBar en estado “En cola”, con la fecha más antigua posible.</text:p>
              </text:list-item>
            </text:list>
          </table:table-cell>
        </table:table-row>
        <table:table-row>
          <table:table-cell table:style-name="Tabla4.A2" office:value-type="string">
            <text:p text:style-name="P1">Precondición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ostcondición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9" office:value-type="string">
            <text:p text:style-name="P1">Salida:</text:p>
          </table:table-cell>
          <table:table-cell table:style-name="Tabla4.B9" office:value-type="string">
            <text:p text:style-name="Table_20_Contents">Un pedido con algún ElementoColaBar en estado “En cola”, con la fecha más antigua posible.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:</text:p>
          </table:table-cell>
          <table:table-cell table:style-name="Tabla5.B1" office:value-type="string">
            <text:p text:style-name="Text_20_body">Bool = seleccionaBebida(Pedido pedido, ElementoColaBar bebida)</text:p>
          </table:table-cell>
        </table:table-row>
        <table:table-row>
          <table:table-cell table:style-name="Tabla5.A2" office:value-type="string">
            <text:p text:style-name="P1">Responsabilidad:</text:p>
          </table:table-cell>
          <table:table-cell table:style-name="Tabla5.B2" office:value-type="string">
            <text:p text:style-name="Text_20_body">Seleccionar una bebida del pedido “pedido”, cambiar el estado del pedido a “Bloqueado” y también el de la bebida. Si esta estaba “En cola” se cambiará a “Preparado”.</text:p>
          </table:table-cell>
        </table:table-row>
        <table:table-row>
          <table:table-cell table:style-name="Tabla5.A2" office:value-type="string">
            <text:p text:style-name="P1">Tipo:</text:p>
          </table:table-cell>
          <table:table-cell table:style-name="Tabla5.B2" office:value-type="string">
            <text:p text:style-name="Table_20_Contents">Sistema</text:p>
          </table:table-cell>
        </table:table-row>
        <table:table-row>
          <table:table-cell table:style-name="Tabla5.A2" office:value-type="string">
            <text:p text:style-name="P1">Referencias:</text:p>
          </table:table-cell>
          <table:table-cell table:style-name="Tabla5.B2" office:value-type="string">
            <text:p text:style-name="Table_20_Contents">Caso de uso “Cambia Estado Bebida”</text:p>
          </table:table-cell>
        </table:table-row>
        <text:soft-page-break/>
        <table:table-row>
          <table:table-cell table:style-name="Tabla5.A2" office:value-type="string">
            <text:p text:style-name="P1">Nota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Excepción:</text:p>
          </table:table-cell>
          <table:table-cell table:style-name="Tabla5.B2" office:value-type="string">
            <text:list xml:id="list40307591" text:continue-numbering="true" text:style-name="L1">
              <text:list-item>
                <text:p text:style-name="P3">Si alguno de los parámetros recibidos es incoherente (pedido nulo, bebida nula, etc).</text:p>
              </text:list-item>
              <text:list-item>
                <text:p text:style-name="P3">Si la bebida no pertenece al pedido.</text:p>
              </text:list-item>
            </text:list>
          </table:table-cell>
        </table:table-row>
        <table:table-row>
          <table:table-cell table:style-name="Tabla5.A2" office:value-type="string">
            <text:p text:style-name="P1">Precondición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Postcondición:</text:p>
          </table:table-cell>
          <table:table-cell table:style-name="Tabla5.B2" office:value-type="string">
            <text:list xml:id="list40328995" text:continue-list="list39138179" text:style-name="L13">
              <text:list-item>
                <text:p text:style-name="P6">Se modificó un pedido.</text:p>
              </text:list-item>
              <text:list-item>
                <text:p text:style-name="P6">Se modificó el estado de una bebida al valor “Preparado”.</text:p>
              </text:list-item>
            </text:list>
          </table:table-cell>
        </table:table-row>
        <table:table-row>
          <table:table-cell table:style-name="Tabla5.A9" office:value-type="string">
            <text:p text:style-name="P1">Salida:</text:p>
          </table:table-cell>
          <table:table-cell table:style-name="Tabla5.B9" office:value-type="string">
            <text:p text:style-name="Table_20_Contents">Booleano con valor “Verdadero” si ha cambiado el estado de la bebida, “Falso” en caso contrario.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2T20:59:05.27</meta:creation-date>
    <meta:generator>OpenOffice.org/3.1$Win32 OpenOffice.org_project/310m11$Build-9399</meta:generator>
    <meta:editing-duration>PT01H39M05S</meta:editing-duration>
    <meta:editing-cycles>16</meta:editing-cycles>
    <meta:initial-creator>Sergio Rodriguez Lumley</meta:initial-creator>
    <dc:date>2010-04-23T20:20:01.74</dc:date>
    <dc:creator>Sergio Rodriguez Lumley</dc:creator>
    <meta:document-statistic meta:table-count="5" meta:image-count="0" meta:object-count="0" meta:page-count="3" meta:paragraph-count="81" meta:word-count="491" meta:character-count="2977"/>
  </office:meta>
</office:document-meta>
</file>